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REPO_NAME=</text:p>
      <text:p text:style-name="Standard">export DOCKER_IMAGE=</text:p>
      <text:p text:style-name="Standard">export TAG_NAME=</text:p>
      <text:p text:style-name="Standard">export ZONE=</text:p>
      <text:p text:style-name="Standard"><text:s/></text:p>
      <text:p text:style-name="Standard">curl -LO raw.githubusercontent.com/gcpsolution99/GCP-solution/main/GSP/GSP318.sh</text:p>
      <text:p text:style-name="Standard">sudo chmod +x GSP318.sh</text:p>
      <text:p text:style-name="Standard">./GSP318.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20:08:32.294965908</meta:creation-date>
    <dc:date>2024-11-15T20:09:15.227666972</dc:date>
    <meta:editing-duration>PT45S</meta:editing-duration>
    <meta:editing-cycles>1</meta:editing-cycles>
    <meta:document-statistic meta:table-count="0" meta:image-count="0" meta:object-count="0" meta:page-count="1" meta:paragraph-count="8" meta:word-count="16" meta:character-count="180" meta:non-whitespace-character-count="170"/>
    <meta:generator>LibreOffice/24.2.5.2$Linux_X86_64 LibreOffice_project/420$Build-2</meta:generator>
  </office:meta>
</office:document-meta>
</file>